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text-properties fo:font-size="20pt"/>
    </style:style>
    <style:style style:name="P3"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Debugging in Linux</text:p>
            <text:p>Mark Veltzer</text:p>
            <text:p><text:span text:style-name="T1">mark@veltzer.net</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Who am I?</text:p>
          </draw:text-box>
        </draw:frame>
        <draw:frame presentation:style-name="pr4" draw:layer="layout" svg:width="25.199cm" svg:height="12.178cm" svg:x="1.4cm" svg:y="4.914cm" presentation:class="outline">
          <draw:text-box>
            <text:list text:style-name="L3">
              <text:list-item>
                <text:p>Mark Veltzer</text:p>
              </text:list-item>
              <text:list-item>
                <text:p>CTO of Hinbit</text:p>
              </text:list-item>
              <text:list-item>
                <text:p>Senior Instructor at John Bryce</text:p>
              </text:list-item>
              <text:list-item>
                <text:p>Maintainer of <text:span text:style-name="T1">grep(1)</text:span></text:p>
              </text:list-item>
              <text:list-item>
                <text:p>Member of the FSF</text:p>
              </text:list-item>
              <text:list-item>
                <text:p>Political philosopher (check out my book!)</text:p>
              </text:list-item>
              <text:list-item>
                <text:p>Jazz piano player</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draw:frame presentation:style-name="pr6" draw:layer="layout" svg:width="25.199cm" svg:height="3.506cm" svg:x="1.4cm" svg:y="0.837cm" presentation:class="title">
          <draw:text-box>
            <text:p>History</text:p>
          </draw:text-box>
        </draw:frame>
        <draw:frame presentation:style-name="pr4" draw:layer="layout" svg:width="12.297cm" svg:height="12.178cm" svg:x="1.4cm" svg:y="4.914cm" presentation:class="outline" presentation:user-transformed="true">
          <draw:text-box>
            <text:list text:style-name="L3">
              <text:list-item>
                <text:p><text:span text:style-name="T2">“</text:span><text:span text:style-name="T3">From then on, when anything went wrong with a computer, we said it had bugs in it...”</text:span><text:span text:style-name="T1"> (Rear Admiral Grace Hopper, coined the term </text:span><text:span text:style-name="T3">debugging</text:span><text:span text:style-name="T1"> in 1945)</text:span></text:p>
              </text:list-item>
            </text:list>
          </draw:text-box>
        </draw:frame>
        <draw:frame draw:style-name="gr2" draw:text-style-name="P1" draw:layer="layout" svg:width="12.297cm" svg:height="9.222cm" svg:x="14.312cm" svg:y="6.392cm" presentation:class="graphic">
          <draw:image xlink:href="">
            <text:p/>
          </draw:image>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Definitions</text:p>
          </draw:text-box>
        </draw:frame>
        <draw:frame presentation:style-name="pr4" draw:layer="layout" svg:width="25.199cm" svg:height="12.178cm" svg:x="1.4cm" svg:y="4.914cm" presentation:class="outline">
          <draw:text-box>
            <text:list text:style-name="L3">
              <text:list-item>
                <text:p>Debugging: <text:span text:style-name="T1">“is a methodical process of finding and reducing the number of bugs, or defects, in a computer program or a piece of electronic hardware, thus making it behave as expected. Debugging tends to be harder when various subsystems are tightly coupled, as changes in one may cause bugs to emerge in another.” (wikipedia)</text:span></text:p>
              </text:list-item>
              <text:list-item>
                <text:p><text:span text:style-name="T4">In a secure operating system like Linux the OS takes care of separating programs so you don't have to worry about other programs (really?!?).</text:span></text:p>
              </text:list-item>
              <text:list-item>
                <text:p><text:span text:style-name="T4">Inside your program, especially in C/C++, coupling is a major pain.</text:span></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The toolchain</text:p>
          </draw:text-box>
        </draw:frame>
        <draw:frame presentation:style-name="pr4" draw:text-style-name="P3" draw:layer="layout" svg:width="25.199cm" svg:height="12.178cm" svg:x="1.4cm" svg:y="4.914cm" presentation:class="outline">
          <draw:text-box>
            <text:list text:style-name="L3">
              <text:list-item>
                <text:p text:style-name="P3"><text:span text:style-name="T1">“</text:span><text:span text:style-name="T3">toolchain</text:span><text:span text:style-name="T1"> - Computer Definition. A set of software utilities used to perform an operation. For example, in program development, the toolchain to turn source code into a working machine language program includes a compiler, assembler, linker and debugger.” (yourdictionary.com)</text:span></text:p>
              </text:list-item>
              <text:list-item>
                <text:p text:style-name="P3"><text:span text:style-name="T4">This definition is too abstract for practical use. We will use </text:span><text:span text:style-name="T3">GNU toolchain</text:span><text:span text:style-name="T4"> or </text:span><text:span text:style-name="T3">GCC toolchain</text:span><text:span text:style-name="T4">.</text:span></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draw:frame presentation:style-name="pr1" draw:layer="layout" svg:width="25.199cm" svg:height="16.255cm" svg:x="1.4cm" svg:y="0.837cm" presentation:class="subtitle">
          <draw:text-box>
            <text:p>ABI</text:p>
            <text:p>all the things that you have to know but would rather forget</text:p>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Definition</text:p>
          </draw:text-box>
        </draw:frame>
        <draw:frame presentation:style-name="pr4" draw:layer="layout" svg:width="25.199cm" svg:height="12.178cm" svg:x="1.4cm" svg:y="4.914cm" presentation:class="outline">
          <draw:text-box>
            <text:list text:style-name="L3">
              <text:list-item>
                <text:p>ABI: Application Binary Interface</text:p>
              </text:list-item>
              <text:list-item>
                <text:p>API: Application Programming Interface</text:p>
              </text:list-item>
              <text:list-item>
                <text:p>Do not confuse the two!</text:p>
              </text:list-item>
              <text:list-item>
                <text:p>API: “<text:span text:style-name="T1">the interfaces by which one piece of software communicates with another at the source level.” (stackoverflow.com)</text:span></text:p>
              </text:list-item>
              <text:list-item>
                <text:p><text:span text:style-name="T4">ABI: “ the low-level binary interface between two or more pieces of software on a particular architecture. It defines how an application interacts with itself, how an application interacts with the kernel, and how an application interacts with libraries.”</text:span></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What does ABI entail? (C language only)</text:p>
          </draw:text-box>
        </draw:frame>
        <draw:frame presentation:style-name="pr4" draw:layer="layout" svg:width="25.199cm" svg:height="12.178cm" svg:x="1.4cm" svg:y="4.914cm" presentation:class="outline">
          <draw:text-box>
            <text:list text:style-name="L3">
              <text:list-item>
                <text:p>How parameters are passed to functions? Left to right? Right to left? How are they packed?</text:p>
              </text:list-item>
              <text:list-item>
                <text:p>How the return address is passed between functions</text:p>
              </text:list-item>
              <text:list-item>
                <text:p>Who cleans parameters from the stack, if at all (caller/callee)</text:p>
              </text:list-item>
              <text:list-item>
                <text:p>Where the return value is placed</text:p>
              </text:list-item>
              <text:list-item>
                <text:p>How exceptions propagate</text:p>
              </text:list-item>
              <text:list-item>
                <text:p>How structures are packed</text:p>
              </text:list-item>
              <text:list-item>
                <text:p>How DSOs are implemented</text:p>
              </text:list-item>
              <text:list-item>
                <text:p>More...</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What about C++?</text:p>
          </draw:text-box>
        </draw:frame>
        <draw:frame presentation:style-name="pr4" draw:layer="layout" svg:width="25.199cm" svg:height="12.178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Can you influence ABI?</text:p>
          </draw:text-box>
        </draw:frame>
        <draw:frame presentation:style-name="pr4" draw:layer="layout" svg:width="25.199cm" svg:height="12.178cm" svg:x="1.4cm" svg:y="4.914cm" presentation:class="outline">
          <draw:text-box>
            <text:list text:style-name="L3">
              <text:list-item>
                <text:p><text:span text:style-name="T2">Yes</text:span>. Two ways: In your code or by passing flags to the compiler.</text:p>
              </text:list-item>
              <text:list-item>
                <text:p><text:span text:style-name="T2">Examples</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Example</text:p>
          </draw:text-box>
        </draw:frame>
        <draw:frame presentation:style-name="pr4" draw:layer="layout" svg:width="25.199cm" svg:height="12.178cm" svg:x="1.4cm" svg:y="4.914cm" presentation:class="outline">
          <draw:text-box>
            <text:list text:style-name="L3">
              <text:list-item>
                <text:p>What is the size of struct { char c; }? on 32 bit? On 64 bit? What about endian considerations?</text:p>
              </text:list-item>
              <text:list-item>
                <text:p>What is the size of struct { int i; char c; }?</text:p>
              </text:list-item>
              <text:list-item>
                <text:p>This is a classic ABI issue.</text:p>
              </text:list-item>
              <text:list-item>
                <text:p>The culprits are: the compiler (gcc), malloc (glibc), the operating system.</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API/ABI relations</text:p>
          </draw:text-box>
        </draw:frame>
        <draw:frame presentation:style-name="pr4" draw:layer="layout" svg:width="25.199cm" svg:height="12.178cm" svg:x="1.4cm" svg:y="4.914cm" presentation:class="outline">
          <draw:text-box>
            <text:list text:style-name="L3">
              <text:list-item>
                <text:p>API compatibility <text:span text:style-name="T2">does not</text:span> imply ABI compatibility</text:p>
              </text:list-item>
              <text:list-item>
                <text:p>ABI compatibility <text:span text:style-name="T2">does imply</text:span> API compatibility.</text:p>
              </text:list-item>
              <text:list-item>
                <text:p>All of the above assumes that when you say ABI you mean all the high level details + all the low level details. If you just mean the low level details then ABI compatibility <text:span text:style-name="T2">does not</text:span> imply API compatibility. This is a semantic issue.</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Implications of ABI issues</text:p>
          </draw:text-box>
        </draw:frame>
        <draw:frame presentation:style-name="pr4" draw:layer="layout" svg:width="25.199cm" svg:height="12.178cm" svg:x="1.4cm" svg:y="4.914cm" presentation:class="outline" presentation:user-transformed="true">
          <draw:text-box>
            <text:list text:style-name="L3">
              <text:list-item>
                <text:p>You cannot, naively, compile one program by compiling parts of it using different compilers.</text:p>
              </text:list-item>
              <text:list-item>
                <text:p>Unless you know the compilers are ABI compatible or you configure either the compilers (flags) or your program (#pragmas) for ABI compatibility.</text:p>
              </text:list-item>
              <text:list-item>
                <text:p>The standard rule: All libraries used by a program and the program itself should be compiled by the same compiler and none may pass flags that change the compilers ABI.</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6T16:33:59.820729904</meta:creation-date>
    <meta:editing-duration>PT5M</meta:editing-duration>
    <meta:editing-cycles>2</meta:editing-cycles>
    <dc:date>2014-09-16T16:58:20.990648154</dc:date>
    <meta:document-statistic meta:object-count="72"/>
    <meta:generator>LibreOffice/4.2.6.3$Linux_x86 LibreOffice_project/420m0$Build-3</meta:generator>
  </office:meta>
</office:document-meta>
</file>